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3.439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2" style:family="graphic" style:parent-style-name="objectwithoutfill">
      <style:graphic-properties svg:stroke-width="0.018cm" draw:marker-start-width="0.227cm" draw:marker-end="Arrowheads_20_2" draw:marker-end-width="0.327cm" svg:stroke-opacity="50%" draw:fill="solid" draw:fill-color="#ffffff" draw:textarea-vertical-align="middle" fo:padding-top="0.134cm" fo:padding-bottom="0.134cm" fo:padding-left="0.259cm" fo:padding-right="0.259cm" draw:shadow="hidden"/>
    </style:style>
    <style:style style:name="gr3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4" style:family="graphic" style:parent-style-name="objectwithoutfill">
      <style:graphic-properties svg:stroke-width="0.018cm" svg:stroke-color="#3465a4" draw:marker-start-width="0.227cm" draw:marker-end-width="0.227cm" svg:stroke-opacity="100%" draw:fill="solid" draw:fill-color="#ffffff" draw:textarea-vertical-align="middle" fo:padding-top="0.134cm" fo:padding-bottom="0.134cm" fo:padding-left="0.259cm" fo:padding-right="0.259cm" draw:shadow="hidden"/>
    </style:style>
    <style:style style:name="gr5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1.338cm" fo:min-width="2.994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6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5.141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7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1.021cm" fo:min-width="2.994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8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0.386cm" fo:min-width="2.994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9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2.459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10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2.301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11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1.656cm" fo:min-width="2.994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12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1.656cm" fo:min-width="5.534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13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middle" draw:auto-grow-height="false" fo:min-height="0.437cm" fo:min-width="2.834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14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middle" draw:auto-grow-height="false" fo:min-height="0.227cm" fo:min-width="2.834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15" style:family="graphic" style:parent-style-name="standard">
      <style:graphic-properties svg:stroke-width="0.018cm" svg:stroke-color="#3465a4" draw:marker-start-width="0.227cm" draw:marker-end-width="0.227cm" svg:stroke-opacity="100%" draw:fill="solid" draw:fill-color="#dee6ef" draw:textarea-horizontal-align="justify" draw:textarea-vertical-align="middle" draw:auto-grow-height="false" fo:min-height="0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16" style:family="graphic" style:parent-style-name="objectwithoutfill">
      <style:graphic-properties svg:stroke-width="0.018cm" svg:stroke-color="#3465a4" draw:marker-start-width="0.227cm" draw:marker-end-width="0.227cm" svg:stroke-opacity="100%" draw:fill="solid" draw:fill-color="#dee6ef" draw:textarea-vertical-align="middle" fo:padding-top="0.134cm" fo:padding-bottom="0.134cm" fo:padding-left="0.259cm" fo:padding-right="0.259cm" draw:shadow="hidden"/>
    </style:style>
    <style:style style:name="gr17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1.735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18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1.02cm" fo:min-width="3.628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19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2.018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20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middle" draw:auto-grow-height="false" fo:min-height="0.199cm" fo:min-width="0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21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2.204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22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0.386cm" fo:min-width="1.406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="solid" draw:fill-color="#dee6ef" draw:textarea-horizontal-align="justify" draw:textarea-vertical-align="middle" draw:auto-grow-height="false" fo:min-height="0.702cm" fo:min-width="0.929cm" fo:padding-top="0.151cm" fo:padding-bottom="0.151cm" fo:padding-left="0.276cm" fo:padding-right="0.276cm" draw:shadow="hidden" loext:glow-radius="0cm" loext:glow-color="#ffffff" loext:glow-transparency="0%"/>
      <style:paragraph-properties style:writing-mode="lr-tb"/>
    </style:style>
    <style:style style:name="gr24" style:family="graphic" style:parent-style-name="objectwithoutfill">
      <style:graphic-properties svg:stroke-width="0.018cm" draw:marker-start-width="0.227cm" draw:marker-end="Arrowheads_20_1" draw:marker-end-width="0.327cm" draw:fill="solid" draw:fill-color="#ffffff" draw:textarea-vertical-align="middle" fo:padding-top="0.134cm" fo:padding-bottom="0.134cm" fo:padding-left="0.259cm" fo:padding-right="0.259cm" draw:shadow="hidden"/>
    </style:style>
    <style:style style:name="gr25" style:family="graphic" style:parent-style-name="standard">
      <style:graphic-properties svg:stroke-width="0.018cm" draw:marker-start-width="0.227cm" draw:marker-end-width="0.227cm" draw:fill="solid" draw:fill-color="#ffffff" draw:textarea-horizontal-align="justify" draw:textarea-vertical-align="middle" draw:auto-grow-height="false" fo:min-height="0.068cm" fo:min-width="0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26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top" draw:auto-grow-height="false" fo:min-height="0.685cm" fo:min-width="3.61cm" fo:padding-top="0.134cm" fo:padding-bottom="0.134cm" fo:padding-left="0.259cm" fo:padding-right="0.259cm" fo:wrap-option="no-wrap" draw:shadow="hidden" loext:glow-radius="0cm" loext:glow-color="#ffffff" loext:glow-transparency="0%"/>
      <style:paragraph-properties style:writing-mode="lr-tb"/>
    </style:style>
    <style:style style:name="gr27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2.283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28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middle" draw:auto-grow-height="false" fo:min-height="0.419cm" fo:min-width="2.816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29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middle" draw:auto-grow-height="false" fo:min-height="0.209cm" fo:min-width="2.816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30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horizontal-align="justify" draw:textarea-vertical-align="middle" draw:auto-grow-height="false" fo:min-height="0.181cm" fo:min-width="0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31" style:family="graphic" style:parent-style-name="standard">
      <style:graphic-properties svg:stroke-width="0.018cm" draw:marker-start-width="0.227cm" draw:marker-end-width="0.227cm" draw:fill="solid" draw:fill-color="#ffffff" draw:textarea-horizontal-align="justify" draw:textarea-vertical-align="middle" draw:auto-grow-height="false" fo:min-height="0.226cm" fo:min-width="0.294cm" fo:padding-top="0.134cm" fo:padding-bottom="0.134cm" fo:padding-left="0.259cm" fo:padding-right="0.259cm" draw:shadow="hidden" loext:glow-radius="0cm" loext:glow-color="#ffffff" loext:glow-transparency="0%"/>
      <style:paragraph-properties style:writing-mode="lr-tb"/>
    </style:style>
    <style:style style:name="gr32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1.717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33" style:family="graphic" style:parent-style-name="standard">
      <style:graphic-properties svg:stroke-width="0.018cm" svg:stroke-color="#3465a4" draw:marker-start-width="0.227cm" draw:marker-end-width="0.227cm" svg:stroke-opacity="100%" draw:fill="solid" draw:fill-color="#ffffff" draw:textarea-vertical-align="middle" draw:auto-grow-height="false" fo:min-height="2.186cm" fo:min-width="0cm" fo:padding-top="0.134cm" fo:padding-bottom="0.134cm" fo:padding-left="0.259cm" fo:padding-right="0.259cm" draw:shadow="hidden" loext:glow-radius="0cm" loext:glow-color="#ffffff" loext:glow-transparency="0%"/>
    </style:style>
    <style:style style:name="gr34" style:family="graphic" style:parent-style-name="standard">
      <style:graphic-properties svg:stroke-width="0.053cm" svg:stroke-color="#3465a4" draw:marker-start-width="0.279cm" draw:marker-end-width="0.279cm" svg:stroke-opacity="100%" draw:fill="solid" draw:fill-color="#ffffff" draw:textarea-horizontal-align="justify" draw:textarea-vertical-align="top" draw:auto-grow-height="false" fo:min-height="1.638cm" fo:min-width="2.976cm" fo:padding-top="0.151cm" fo:padding-bottom="0.151cm" fo:padding-left="0.276cm" fo:padding-right="0.276cm" fo:wrap-option="no-wrap" draw:shadow="hidden" loext:glow-radius="0cm" loext:glow-color="#ffffff" loext:glow-transparency="0%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solid" draw:fill-color="#ffffff"/>
      <style:paragraph-properties fo:text-align="start"/>
      <style:text-properties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loext:graphic-properties draw:fill="solid" draw:fill-color="#dee6e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4.127cm" draw:transform="rotate (1.5707963267949) translate (20.05cm 4.81cm)">
          <text:p/>
          <draw:enhanced-geometry svg:viewBox="0 0 21600 21600" draw:glue-points="21600 0 0 10800 21600 21600" draw:text-areas="13800 ?f9 21600 ?f10" draw:type="left-brace" draw:modifiers="3672.7875372887 10807.159429897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1" draw:layer="layout" svg:x1="21.32cm" svg:y1="3.54cm" svg:x2="21.32cm" svg:y2="14.652cm">
          <text:p/>
        </draw:line>
        <draw:line draw:style-name="gr2" draw:text-style-name="P1" draw:layer="layout" svg:x1="21.955cm" svg:y1="3.54cm" svg:x2="21.955cm" svg:y2="14.652cm">
          <text:p/>
        </draw:line>
        <draw:line draw:style-name="gr2" draw:text-style-name="P1" draw:layer="layout" svg:x1="20.685cm" svg:y1="3.54cm" svg:x2="20.685cm" svg:y2="14.652cm">
          <text:p/>
        </draw:line>
        <draw:line draw:style-name="gr2" draw:text-style-name="P1" draw:layer="layout" svg:x1="22.59cm" svg:y1="3.54cm" svg:x2="22.59cm" svg:y2="14.652cm">
          <text:p/>
        </draw:line>
        <draw:line draw:style-name="gr2" draw:text-style-name="P1" draw:layer="layout" svg:x1="23.225cm" svg:y1="3.54cm" svg:x2="23.225cm" svg:y2="14.652cm">
          <text:p/>
        </draw:line>
        <draw:line draw:style-name="gr2" draw:text-style-name="P1" draw:layer="layout" svg:x1="23.86cm" svg:y1="3.54cm" svg:x2="23.86cm" svg:y2="14.652cm">
          <text:p/>
        </draw:line>
        <draw:custom-shape draw:style-name="gr3" draw:text-style-name="P1" draw:layer="layout" svg:width="0.318cm" svg:height="0.318cm" svg:x="3.85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318cm" svg:height="0.318cm" svg:x="2.905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318cm" svg:height="0.318cm" svg:x="2.90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318cm" svg:height="0.318cm" svg:x="1.95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318cm" svg:height="0.318cm" svg:x="3.858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318cm" svg:height="0.318cm" svg:x="3.857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318cm" svg:height="0.318cm" svg:x="1.95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318cm" svg:height="0.318cm" svg:x="1.95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224cm" svg:y1="2.542cm" svg:x2="2.951cm" svg:y2="2.951cm" draw:start-shape="id1" draw:start-glue-point="9" draw:end-shape="id2" draw:end-glue-point="5" svg:d="M2224 2542l727 409" svg:viewBox="0 0 728 410">
          <text:p/>
        </draw:connector>
        <draw:connector draw:style-name="gr4" draw:text-style-name="P1" draw:layer="layout" draw:type="line" svg:x1="2.224cm" svg:y1="3.586cm" svg:x2="2.951cm" svg:y2="3.177cm" draw:start-shape="id3" draw:start-glue-point="11" draw:end-shape="id2" draw:end-glue-point="7" svg:d="M2224 3586l727-409" svg:viewBox="0 0 728 410">
          <text:p/>
        </draw:connector>
        <draw:connector draw:style-name="gr4" draw:text-style-name="P1" draw:layer="layout" draw:type="line" svg:x1="2.224cm" svg:y1="3.812cm" svg:x2="2.951cm" svg:y2="4.22cm" draw:start-shape="id3" draw:start-glue-point="9" draw:end-shape="id4" draw:end-glue-point="5" svg:d="M2224 3812l727 408" svg:viewBox="0 0 728 409">
          <text:p/>
        </draw:connector>
        <draw:connector draw:style-name="gr4" draw:text-style-name="P1" draw:layer="layout" draw:type="line" svg:x1="3.064cm" svg:y1="4.174cm" svg:x2="3.064cm" svg:y2="3.223cm" draw:start-shape="id4" draw:start-glue-point="4" draw:end-shape="id2" draw:end-glue-point="8" svg:d="M3064 4174v-951" svg:viewBox="0 0 1 952">
          <text:p/>
        </draw:connector>
        <draw:connector draw:style-name="gr4" draw:text-style-name="P1" draw:layer="layout" draw:type="line" svg:x1="2.224cm" svg:y1="4.856cm" svg:x2="2.951cm" svg:y2="4.446cm" draw:start-shape="id5" draw:start-glue-point="11" draw:end-shape="id4" draw:end-glue-point="7" svg:d="M2224 4856l727-410" svg:viewBox="0 0 728 411">
          <text:p/>
        </draw:connector>
        <draw:connector draw:style-name="gr4" draw:text-style-name="P1" draw:layer="layout" draw:type="line" svg:x1="3.903cm" svg:y1="4.855cm" svg:x2="3.177cm" svg:y2="4.446cm" draw:start-shape="id6" draw:start-glue-point="5" draw:end-shape="id4" draw:end-glue-point="9" svg:d="M3903 4855l-726-409" svg:viewBox="0 0 727 410">
          <text:p/>
        </draw:connector>
        <draw:connector draw:style-name="gr4" draw:text-style-name="P1" draw:layer="layout" draw:type="line" svg:x1="3.904cm" svg:y1="2.543cm" svg:x2="3.177cm" svg:y2="2.951cm" draw:start-shape="id7" draw:start-glue-point="7" draw:end-shape="id2" draw:end-glue-point="11" svg:d="M3904 2543l-727 408" svg:viewBox="0 0 728 409">
          <text:p/>
        </draw:connector>
        <draw:custom-shape draw:style-name="gr5" draw:text-style-name="P4" draw:layer="layout" svg:width="3.493cm" svg:height="1.587cm" svg:x="1.317cm" svg:y="5.445cm">
          <text:p text:style-name="P2"><text:span text:style-name="T1">Node data: { num_prior_visits</text:span></text:p>
          <text:p text:style-name="P2"><text:span text:style-name="T1"><text:s text:c="21"/></text:span><text:span text:style-name="T1">num_times_chosen?</text:span></text:p>
          <text:p text:style-name="P3"><text:span text:style-name="T1"><text:s text:c="21"/></text:span><text:span text:style-name="T1">attribute1</text:span></text:p>
          <text:p text:style-name="P3"><text:span text:style-name="T1"><text:s text:c="21"/></text:span><text:span text:style-name="T1">attribute2</text:span></text:p>
          <text:p text:style-name="P3"><text:span text:style-name="T1"><text:s text:c="21"/>… <text:s/></text:span><text:span text:style-name="T1">}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9977.79049799656 -7739.54659949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0.318cm" svg:height="0.318cm" svg:x="8.93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318cm" svg:height="0.318cm" svg:x="7.985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318cm" svg:height="0.318cm" svg:x="7.98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318cm" svg:height="0.318cm" svg:x="7.03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318cm" svg:height="0.318cm" svg:x="8.938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318cm" svg:height="0.318cm" svg:x="8.937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318cm" svg:height="0.318cm" svg:x="7.03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318cm" svg:height="0.318cm" svg:x="7.03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04cm" svg:y1="2.542cm" svg:x2="8.031cm" svg:y2="2.951cm" draw:start-shape="id8" draw:start-glue-point="9" draw:end-shape="id9" draw:end-glue-point="5" svg:d="M7304 2542l727 409" svg:viewBox="0 0 728 410">
          <text:p/>
        </draw:connector>
        <draw:connector draw:style-name="gr4" draw:text-style-name="P1" draw:layer="layout" draw:type="line" svg:x1="7.304cm" svg:y1="3.586cm" svg:x2="8.031cm" svg:y2="3.177cm" draw:start-shape="id10" draw:start-glue-point="11" draw:end-shape="id9" draw:end-glue-point="7" svg:d="M7304 3586l727-409" svg:viewBox="0 0 728 410">
          <text:p/>
        </draw:connector>
        <draw:connector draw:style-name="gr4" draw:text-style-name="P1" draw:layer="layout" draw:type="line" svg:x1="7.304cm" svg:y1="3.812cm" svg:x2="8.031cm" svg:y2="4.22cm" draw:start-shape="id10" draw:start-glue-point="9" draw:end-shape="id11" draw:end-glue-point="5" svg:d="M7304 3812l727 408" svg:viewBox="0 0 728 409">
          <text:p/>
        </draw:connector>
        <draw:connector draw:style-name="gr4" draw:text-style-name="P1" draw:layer="layout" draw:type="line" svg:x1="8.144cm" svg:y1="4.174cm" svg:x2="8.144cm" svg:y2="3.223cm" draw:start-shape="id11" draw:start-glue-point="4" draw:end-shape="id9" draw:end-glue-point="8" svg:d="M8144 4174v-951" svg:viewBox="0 0 1 952">
          <text:p/>
        </draw:connector>
        <draw:connector draw:style-name="gr4" draw:text-style-name="P1" draw:layer="layout" draw:type="line" svg:x1="7.304cm" svg:y1="4.856cm" svg:x2="8.031cm" svg:y2="4.446cm" draw:start-shape="id12" draw:start-glue-point="11" draw:end-shape="id11" draw:end-glue-point="7" svg:d="M7304 4856l727-410" svg:viewBox="0 0 728 411">
          <text:p/>
        </draw:connector>
        <draw:connector draw:style-name="gr4" draw:text-style-name="P1" draw:layer="layout" draw:type="line" svg:x1="8.983cm" svg:y1="4.855cm" svg:x2="8.257cm" svg:y2="4.446cm" draw:start-shape="id13" draw:start-glue-point="5" draw:end-shape="id11" draw:end-glue-point="9" svg:d="M8983 4855l-726-409" svg:viewBox="0 0 727 410">
          <text:p/>
        </draw:connector>
        <draw:connector draw:style-name="gr4" draw:text-style-name="P1" draw:layer="layout" draw:type="line" svg:x1="8.984cm" svg:y1="2.543cm" svg:x2="8.257cm" svg:y2="2.951cm" draw:start-shape="id14" draw:start-glue-point="7" draw:end-shape="id9" draw:end-glue-point="11" svg:d="M8984 2543l-727 408" svg:viewBox="0 0 728 409">
          <text:p/>
        </draw:connector>
        <draw:custom-shape draw:style-name="gr6" draw:text-style-name="P1" draw:layer="layout" svg:width="1.27cm" svg:height="6.033cm" draw:transform="rotate (1.5707963267949) translate (5.127cm 7.667cm)">
          <text:p/>
          <draw:enhanced-geometry svg:viewBox="0 0 21600 21600" draw:glue-points="21600 0 0 10800 21600 21600" draw:text-areas="13800 ?f9 21600 ?f10" draw:type="left-brace" draw:modifiers="3672.7875372887 10807.159429897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4" draw:layer="layout" svg:width="3.493cm" svg:height="1.27cm" svg:x="6.397cm" svg:y="5.445cm">
          <text:p text:style-name="P2"><text:span text:style-name="T1"><text:s/></text:span><text:span text:style-name="T1">{ layer3_channel1_activation</text:span></text:p>
          <text:p text:style-name="P3"><text:span text:style-name="T2"><text:s text:c="3"/></text:span><text:span text:style-name="T2">layer3_</text:span><text:span text:style-name="T1">channel2_activation</text:span></text:p>
          <text:p text:style-name="P3"><text:span text:style-name="T2"><text:s text:c="3"/></text:span><text:span text:style-name="T2">layer3_</text:span><text:span text:style-name="T1">channel3_activation</text:span></text:p>
          <text:p text:style-name="P3"><text:span text:style-name="T1"><text:s text:c="3"/>… <text:s/></text:span><text:span text:style-name="T1">}</text:span></text:p>
          <draw:enhanced-geometry svg:viewBox="0 0 21600 21600" draw:glue-points="10800 0 0 10800 10800 21600 21600 10800 ?f40 ?f41" draw:text-areas="0 0 21600 21600" draw:type="rectangular-callout" draw:modifiers="9977.79049799656 -9686.86073957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493cm" svg:height="0.635cm" svg:x="1.317cm" svg:y="1.317cm">
          <text:p text:style-name="P5"><text:span text:style-name="T1">Input</text:span></text:p>
          <draw:enhanced-geometry svg:viewBox="0 0 21600 21600" draw:glue-points="10800 0 0 10800 10800 21600 21600 10800 ?f40 ?f41" draw:text-areas="0 0 21600 21600" draw:type="rectangular-callout" draw:modifiers="9742.87349742415 42283.01886792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493cm" svg:height="0.635cm" svg:x="6.397cm" svg:y="1.317cm">
          <text:p text:style-name="P5"><text:span text:style-name="T1">Int</text:span><text:span text:style-name="T1">er</text:span><text:span text:style-name="T1">m</text:span><text:span text:style-name="T1">edi</text:span><text:span text:style-name="T1">ate </text:span><text:span text:style-name="T1">act</text:span><text:span text:style-name="T1">iva</text:span><text:span text:style-name="T1">tio</text:span><text:span text:style-name="T1">ns</text:span></text:p>
          <draw:enhanced-geometry svg:viewBox="0 0 21600 21600" draw:glue-points="10800 0 0 10800 10800 21600 21600 10800 ?f40 ?f41" draw:text-areas="0 0 21600 21600" draw:type="rectangular-callout" draw:modifiers="9742.87349742415 42283.01886792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0.635cm" svg:height="2.857cm" svg:x="4.809cm" svg:y="2.27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635cm" svg:height="2.857cm" svg:x="5.444cm" svg:y="2.27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635cm" svg:height="2.857cm" svg:x="6.079cm" svg:y="2.27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635cm" svg:height="2.857cm" svg:x="9.889cm" svg:y="2.27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635cm" svg:height="2.857cm" svg:x="10.524cm" svg:y="2.27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" draw:layer="layout" svg:width="0.635cm" svg:height="2.857cm" svg:x="11.159cm" svg:y="2.27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318cm" svg:height="0.318cm" svg:x="14.01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318cm" svg:height="0.318cm" svg:x="13.065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318cm" svg:height="0.318cm" svg:x="13.06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318cm" svg:height="0.318cm" svg:x="12.11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0.318cm" svg:height="0.318cm" svg:x="14.018cm" svg:y="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318cm" svg:height="0.318cm" svg:x="14.017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318cm" svg:height="0.318cm" svg:x="12.11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318cm" svg:height="0.318cm" svg:x="12.11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384cm" svg:y1="2.542cm" svg:x2="13.111cm" svg:y2="2.951cm" draw:start-shape="id15" draw:start-glue-point="9" draw:end-shape="id16" draw:end-glue-point="5" svg:d="M12384 2542l727 409" svg:viewBox="0 0 728 410">
          <text:p/>
        </draw:connector>
        <draw:connector draw:style-name="gr4" draw:text-style-name="P1" draw:layer="layout" draw:type="line" svg:x1="12.384cm" svg:y1="3.586cm" svg:x2="13.111cm" svg:y2="3.177cm" draw:start-shape="id17" draw:start-glue-point="11" draw:end-shape="id16" draw:end-glue-point="7" svg:d="M12384 3586l727-409" svg:viewBox="0 0 728 410">
          <text:p/>
        </draw:connector>
        <draw:connector draw:style-name="gr4" draw:text-style-name="P1" draw:layer="layout" draw:type="line" svg:x1="12.384cm" svg:y1="3.812cm" svg:x2="13.111cm" svg:y2="4.22cm" draw:start-shape="id17" draw:start-glue-point="9" draw:end-shape="id18" draw:end-glue-point="5" svg:d="M12384 3812l727 408" svg:viewBox="0 0 728 409">
          <text:p/>
        </draw:connector>
        <draw:connector draw:style-name="gr4" draw:text-style-name="P1" draw:layer="layout" draw:type="line" svg:x1="13.224cm" svg:y1="4.174cm" svg:x2="13.224cm" svg:y2="3.223cm" draw:start-shape="id18" draw:start-glue-point="4" draw:end-shape="id16" draw:end-glue-point="8" svg:d="M13224 4174v-951" svg:viewBox="0 0 1 952">
          <text:p/>
        </draw:connector>
        <draw:connector draw:style-name="gr4" draw:text-style-name="P1" draw:layer="layout" draw:type="line" svg:x1="12.384cm" svg:y1="4.856cm" svg:x2="13.111cm" svg:y2="4.446cm" draw:start-shape="id19" draw:start-glue-point="11" draw:end-shape="id18" draw:end-glue-point="7" svg:d="M12384 4856l727-410" svg:viewBox="0 0 728 411">
          <text:p/>
        </draw:connector>
        <draw:connector draw:style-name="gr4" draw:text-style-name="P1" draw:layer="layout" draw:type="line" svg:x1="14.063cm" svg:y1="4.855cm" svg:x2="13.337cm" svg:y2="4.446cm" draw:start-shape="id20" draw:start-glue-point="5" draw:end-shape="id18" draw:end-glue-point="9" svg:d="M14063 4855l-726-409" svg:viewBox="0 0 727 410">
          <text:p/>
        </draw:connector>
        <draw:connector draw:style-name="gr4" draw:text-style-name="P1" draw:layer="layout" draw:type="line" svg:x1="14.064cm" svg:y1="2.543cm" svg:x2="13.337cm" svg:y2="2.951cm" draw:start-shape="id21" draw:start-glue-point="7" draw:end-shape="id16" draw:end-glue-point="11" svg:d="M14064 2543l-727 408" svg:viewBox="0 0 728 409">
          <text:p/>
        </draw:connector>
        <draw:custom-shape draw:style-name="gr11" draw:text-style-name="P4" draw:layer="layout" svg:width="3.493cm" svg:height="1.905cm" svg:x="11.477cm" svg:y="5.445cm">
          <text:p text:style-name="P2"><text:span text:style-name="T1"><text:s/></text:span><text:span text:style-name="T1">{ l</text:span><text:span text:style-name="T1">ay</text:span><text:span text:style-name="T1">er</text:span><text:span text:style-name="T1">6_</text:span><text:span text:style-name="T1">ch</text:span><text:span text:style-name="T1">an</text:span><text:span text:style-name="T1">nel</text:span><text:span text:style-name="T1">1_</text:span><text:span text:style-name="T1">act</text:span><text:span text:style-name="T1">iva</text:span><text:span text:style-name="T1">tio</text:span><text:span text:style-name="T1">n</text:span></text:p>
          <text:p text:style-name="P3"><text:span text:style-name="T2"><text:s text:c="3"/></text:span><text:span text:style-name="T2">lay</text:span><text:span text:style-name="T2">er</text:span><text:span text:style-name="T2">6_</text:span><text:span text:style-name="T1">ch</text:span><text:span text:style-name="T1">an</text:span><text:span text:style-name="T1">nel</text:span><text:span text:style-name="T1">2_</text:span><text:span text:style-name="T1">act</text:span><text:span text:style-name="T1">iva</text:span><text:span text:style-name="T1">tio</text:span><text:span text:style-name="T1">n</text:span></text:p>
          <text:p text:style-name="P3"><text:span text:style-name="T2"><text:s text:c="3"/></text:span><text:span text:style-name="T2">lay</text:span><text:span text:style-name="T2">er</text:span><text:span text:style-name="T2">6_</text:span><text:span text:style-name="T1">ch</text:span><text:span text:style-name="T1">an</text:span><text:span text:style-name="T1">nel</text:span><text:span text:style-name="T1">3_</text:span><text:span text:style-name="T1">act</text:span><text:span text:style-name="T1">iva</text:span><text:span text:style-name="T1">tio</text:span><text:span text:style-name="T1">n</text:span></text:p>
          <text:p text:style-name="P3"><text:span text:style-name="T1"><text:s text:c="3"/></text:span><text:span text:style-name="T1">…</text:span></text:p>
          <text:p text:style-name="P3"><text:span text:style-name="T1"><text:s text:c="3"/></text:span><text:span text:style-name="T1">na</text:span><text:span text:style-name="T1">vig</text:span><text:span text:style-name="T1">ati</text:span><text:span text:style-name="T1">on</text:span><text:span text:style-name="T1">_p</text:span><text:span text:style-name="T1">rio</text:span><text:span text:style-name="T1">rit</text:span><text:span text:style-name="T1">y</text:span></text:p>
          <text:p text:style-name="P3"><text:span text:style-name="T1"><text:s text:c="3"/></text:span><text:span text:style-name="T1">cla</text:span><text:span text:style-name="T1">ssi</text:span><text:span text:style-name="T1">fie</text:span><text:span text:style-name="T1">r_</text:span><text:span text:style-name="T1">pri</text:span><text:span text:style-name="T1">ori</text:span><text:span text:style-name="T1">ty</text:span></text:p>
          <text:p text:style-name="P3"><text:span text:style-name="T1"><text:s text:c="3"/></text:span><text:span text:style-name="T1">cla</text:span><text:span text:style-name="T1">ssi</text:span><text:span text:style-name="T1">fie</text:span><text:span text:style-name="T1">r_</text:span><text:span text:style-name="T1">or</text:span><text:span text:style-name="T1">de</text:span><text:span text:style-name="T1">rin</text:span><text:span text:style-name="T1">g <text:s/></text:span><text:span text:style-name="T1">}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9977.79049799656 -6448.26862539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3.493cm" svg:height="0.635cm" svg:x="11.477cm" svg:y="1.317cm">
          <text:p text:style-name="P5"><text:span text:style-name="T1">“</text:span><text:span text:style-name="T1">Fi</text:span><text:span text:style-name="T1">nal</text:span><text:span text:style-name="T1">” </text:span><text:span text:style-name="T1">G</text:span><text:span text:style-name="T1">N</text:span><text:span text:style-name="T1">N </text:span><text:span text:style-name="T1">act</text:span><text:span text:style-name="T1">iva</text:span><text:span text:style-name="T1">tio</text:span><text:span text:style-name="T1">ns</text:span></text:p>
          <draw:enhanced-geometry svg:viewBox="0 0 21600 21600" draw:glue-points="10800 0 0 10800 10800 21600 21600 10800 ?f40 ?f41" draw:text-areas="0 0 21600 21600" draw:type="rectangular-callout" draw:modifiers="9742.87349742415 42283.01886792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6.033cm" svg:height="1.905cm" svg:x="5.127cm" svg:y="7.985cm">
          <text:p text:style-name="P2"><text:span text:style-name="T1">No</text:span><text:span text:style-name="T1">rm</text:span><text:span text:style-name="T1">al </text:span><text:span text:style-name="T1">gr</text:span><text:span text:style-name="T1">ap</text:span><text:span text:style-name="T1">h-</text:span><text:span text:style-name="T1">co</text:span><text:span text:style-name="T1">nv</text:span><text:span text:style-name="T1">olu</text:span><text:span text:style-name="T1">tio</text:span><text:span text:style-name="T1">n </text:span><text:span text:style-name="T1">lay</text:span><text:span text:style-name="T1">er</text:span><text:span text:style-name="T1">s.</text:span></text:p>
          <text:p text:style-name="P2"><text:span text:style-name="T1">W</text:span><text:span text:style-name="T1">hat </text:span><text:span text:style-name="T1">bel</text:span><text:span text:style-name="T1">ls/</text:span><text:span text:style-name="T1">wh</text:span><text:span text:style-name="T1">istl</text:span><text:span text:style-name="T1">es </text:span><text:span text:style-name="T1">ca</text:span><text:span text:style-name="T1">n/s</text:span><text:span text:style-name="T1">ho</text:span><text:span text:style-name="T1">uld </text:span><text:span text:style-name="T1">we </text:span><text:span text:style-name="T1">ad</text:span><text:span text:style-name="T1">d </text:span><text:span text:style-name="T1">he</text:span><text:span text:style-name="T1">re</text:span><text:span text:style-name="T1">?</text:span></text:p>
          <draw:enhanced-geometry svg:viewBox="0 0 21600 21600" draw:glue-points="10800 0 0 10800 10800 21600 21600 10800 ?f40 ?f41" draw:text-areas="0 0 21600 21600" draw:type="rectangular-callout" draw:modifiers="5777.65992707988 -6448.26862539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3.81cm" svg:height="1.373cm" draw:transform="rotate (0.169995069144248) translate (14.082cm 2.567cm)">
          <text:p text:style-name="P5"><text:span text:style-name="T1"><text:s text:c="3"/></text:span><text:span text:style-name="T1">Ch</text:span><text:span text:style-name="T1">oo</text:span><text:span text:style-name="T1">se </text:span><text:span text:style-name="T1">top </text:span><text:span text:style-name="T1">M </text:span><text:span text:style-name="T1">by </text:span><text:span text:style-name="T1">cla</text:span><text:span text:style-name="T1">ssi</text:span><text:span text:style-name="T1">fie</text:span><text:span text:style-name="T1">r_</text:span><text:span text:style-name="T1">pri</text:span><text:span text:style-name="T1">ori</text:span><text:span text:style-name="T1">ty,</text:span></text:p>
          <text:p text:style-name="P5"><text:span text:style-name="T1">or</text:span><text:span text:style-name="T1">de</text:span><text:span text:style-name="T1">r </text:span><text:span text:style-name="T1">by </text:span><text:span text:style-name="T1">cla</text:span><text:span text:style-name="T1">ssi</text:span><text:span text:style-name="T1">fie</text:span><text:span text:style-name="T1">r_</text:span><text:span text:style-name="T1">or</text:span><text:span text:style-name="T1">de</text:span><text:span text:style-name="T1">rin</text:span><text:span text:style-name="T1">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3.81cm" svg:height="0.953cm" draw:transform="rotate (-0.213104701668507) translate (14.219cm 3.708cm)">
          <text:p text:style-name="P5"><text:span text:style-name="T1"><text:s text:c="3"/></text:span><text:span text:style-name="T1">Ch</text:span><text:span text:style-name="T1">oo</text:span><text:span text:style-name="T1">se </text:span><text:span text:style-name="T1">top </text:span><text:span text:style-name="T1">N </text:span><text:span text:style-name="T1">by </text:span><text:span text:style-name="T1">na</text:span><text:span text:style-name="T1">vig</text:span><text:span text:style-name="T1">ati</text:span><text:span text:style-name="T1">on</text:span><text:span text:style-name="T1">_p</text:span><text:span text:style-name="T1">rio</text:span><text:span text:style-name="T1">rit</text:span><text:span text:style-name="T1">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xml:id="id24" draw:id="id24" draw:layer="layout" svg:width="0.318cm" svg:height="0.318cm" svg:x="18.462cm" svg:y="6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23" draw:id="id23" draw:layer="layout" svg:width="0.318cm" svg:height="0.318cm" svg:x="18.462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22" draw:id="id22" draw:layer="layout" svg:width="0.318cm" svg:height="0.318cm" svg:x="17.509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25" draw:id="id25" draw:layer="layout" svg:width="0.318cm" svg:height="0.318cm" svg:x="17.509cm" svg:y="6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17.781cm" svg:y1="5.49cm" svg:x2="18.508cm" svg:y2="5.081cm" draw:start-shape="id22" draw:start-glue-point="11" draw:end-shape="id23" draw:end-glue-point="7" svg:d="M17781 5490l727-409" svg:viewBox="0 0 728 410">
          <text:p/>
        </draw:connector>
        <draw:connector draw:style-name="gr16" draw:text-style-name="P7" draw:layer="layout" draw:type="line" svg:x1="17.781cm" svg:y1="5.716cm" svg:x2="18.508cm" svg:y2="6.124cm" draw:start-shape="id22" draw:start-glue-point="9" draw:end-shape="id24" draw:end-glue-point="5" svg:d="M17781 5716l727 408" svg:viewBox="0 0 728 409">
          <text:p/>
        </draw:connector>
        <draw:connector draw:style-name="gr16" draw:text-style-name="P7" draw:layer="layout" draw:type="line" svg:x1="18.621cm" svg:y1="6.078cm" svg:x2="18.621cm" svg:y2="5.127cm" draw:start-shape="id24" draw:start-glue-point="4" draw:end-shape="id23" draw:end-glue-point="8" svg:d="M18621 6078v-951" svg:viewBox="0 0 1 952">
          <text:p/>
        </draw:connector>
        <draw:connector draw:style-name="gr16" draw:text-style-name="P7" xml:id="id30" draw:id="id30" draw:layer="layout" draw:type="line" svg:x1="17.781cm" svg:y1="6.76cm" svg:x2="18.508cm" svg:y2="6.35cm" draw:start-shape="id25" draw:start-glue-point="11" draw:end-shape="id24" draw:end-glue-point="7" svg:d="M17781 6760l727-410" svg:viewBox="0 0 728 411">
          <text:p/>
        </draw:connector>
        <draw:custom-shape draw:style-name="gr3" draw:text-style-name="P1" draw:layer="layout" svg:width="0.318cm" svg:height="0.318cm" svg:x="20.048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8" draw:id="id28" draw:layer="layout" svg:width="0.318cm" svg:height="0.318cm" svg:x="19.096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0.318cm" svg:height="0.318cm" svg:x="19.096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318cm" svg:height="0.318cm" svg:x="18.143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35cm" svg:height="2.223cm" svg:x="20.366cm" svg:y="1.317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xml:id="id29" draw:id="id29" draw:layer="layout" svg:width="0.318cm" svg:height="0.318cm" svg:x="20.049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415cm" svg:y1="2.633cm" svg:x2="19.142cm" svg:y2="2.224cm" draw:start-shape="id26" draw:start-glue-point="11" draw:end-shape="id27" draw:end-glue-point="7" svg:d="M18415 2633l727-409" svg:viewBox="0 0 728 410">
          <text:p/>
        </draw:connector>
        <draw:connector draw:style-name="gr4" draw:text-style-name="P1" draw:layer="layout" draw:type="line" svg:x1="18.415cm" svg:y1="2.859cm" svg:x2="19.142cm" svg:y2="3.267cm" draw:start-shape="id26" draw:start-glue-point="9" draw:end-shape="id28" draw:end-glue-point="5" svg:d="M18415 2859l727 408" svg:viewBox="0 0 728 409">
          <text:p/>
        </draw:connector>
        <draw:connector draw:style-name="gr4" draw:text-style-name="P1" draw:layer="layout" draw:type="line" svg:x1="19.255cm" svg:y1="3.221cm" svg:x2="19.255cm" svg:y2="2.27cm" draw:start-shape="id28" draw:start-glue-point="4" draw:end-shape="id27" draw:end-glue-point="8" svg:d="M19255 3221v-951" svg:viewBox="0 0 1 952">
          <text:p/>
        </draw:connector>
        <draw:connector draw:style-name="gr4" draw:text-style-name="P1" draw:layer="layout" draw:type="line" svg:x1="20.095cm" svg:y1="1.59cm" svg:x2="19.368cm" svg:y2="1.998cm" draw:start-shape="id29" draw:start-glue-point="7" draw:end-shape="id27" draw:end-glue-point="11" svg:d="M20095 1590l-727 408" svg:viewBox="0 0 728 409">
          <text:p/>
        </draw:connector>
        <draw:custom-shape draw:style-name="gr17" draw:text-style-name="P1" draw:layer="layout" svg:width="0.635cm" svg:height="2.223cm" svg:x="21.001cm" svg:y="1.317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draw:layer="layout" svg:width="0.635cm" svg:height="2.223cm" svg:x="21.636cm" svg:y="1.317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draw:layer="layout" svg:width="0.635cm" svg:height="2.223cm" svg:x="22.271cm" svg:y="1.317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draw:layer="layout" svg:width="0.635cm" svg:height="2.223cm" svg:x="22.906cm" svg:y="1.317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draw:layer="layout" svg:width="0.635cm" svg:height="2.223cm" svg:x="23.541cm" svg:y="1.317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4" draw:layer="layout" svg:width="4.127cm" svg:height="1.269cm" svg:x="20.05cm" svg:y="5.128cm">
          <text:p text:style-name="P2"><text:span text:style-name="T1">RNN layers on a graph of fixed size</text:span></text:p>
          <text:p text:style-name="P2"><text:span text:style-name="T1">Exactly how does that work? </text:span></text:p>
          <text:p text:style-name="P2"><text:span text:style-name="T1">Is ordering by classifier_ordering enough</text:span></text:p>
          <text:p text:style-name="P2"><text:span text:style-name="T1"><text:s text:c="2"/></text:span><text:span text:style-name="T1">to ensure relevance of memories?</text:span></text:p>
          <draw:enhanced-geometry svg:viewBox="0 0 21600 21600" draw:glue-points="10800 0 0 10800 10800 21600 21600 10800 ?f40 ?f41" draw:text-areas="0 0 21600 21600" draw:type="rectangular-callout" draw:modifiers="10554.0697674419 -5527.55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.27cm" svg:height="2.54cm" svg:x="24.495cm" svg:y="1.317cm">
          <text:p/>
          <draw:enhanced-geometry svg:viewBox="0 0 21600 21600" draw:glue-points="21600 0 0 10800 21600 21600" draw:text-areas="13800 ?f9 21600 ?f10" draw:mirror-horizontal="true" draw:type="left-brace" draw:modifiers="1173.08146399056 3417.237308146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6" draw:layer="layout" svg:width="0.635cm" svg:height="0.635cm" svg:x="26.082cm" svg:y="1.317cm">
          <text:p text:style-name="P5"><text:span text:style-name="T1">y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635cm" svg:height="0.635cm" svg:x="26.082cm" svg:y="1.952cm">
          <text:p text:style-name="P5"><text:span text:style-name="T1">y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635cm" svg:height="0.635cm" svg:x="26.082cm" svg:y="2.587cm">
          <text:p text:style-name="P5"><text:span text:style-name="T1">y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32" draw:id="id32" draw:layer="layout" svg:width="0.635cm" svg:height="0.635cm" svg:x="26.082cm" svg:y="3.222cm">
          <text:p text:style-name="P5"><text:span text:style-name="T1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27cm" svg:height="2.54cm" svg:x="24.495cm" svg:y="1.318cm">
          <text:p/>
          <draw:enhanced-geometry svg:viewBox="0 0 21600 21600" draw:glue-points="21600 0 0 10800 21600 21600" draw:text-areas="13800 ?f9 21600 ?f10" draw:mirror-horizontal="true" draw:type="left-brace" draw:modifiers="1173.08146399056 7684.533648170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" draw:layer="layout" svg:width="1.27cm" svg:height="2.54cm" svg:x="24.495cm" svg:y="1.32cm">
          <text:p/>
          <draw:enhanced-geometry svg:viewBox="0 0 21600 21600" draw:glue-points="21600 0 0 10800 21600 21600" draw:text-areas="13800 ?f9 21600 ?f10" draw:mirror-horizontal="true" draw:type="left-brace" draw:modifiers="1173.08146399056 17791.73553719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" draw:layer="layout" svg:width="1.27cm" svg:height="2.54cm" svg:x="24.495cm" svg:y="1.319cm">
          <text:p/>
          <draw:enhanced-geometry svg:viewBox="0 0 21600 21600" draw:glue-points="21600 0 0 10800 21600 21600" draw:text-areas="13800 ?f9 21600 ?f10" draw:mirror-horizontal="true" draw:type="left-brace" draw:modifiers="1173.08146399056 12963.400236127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4" draw:layer="layout" svg:width="1.905cm" svg:height="0.635cm" svg:x="23.86cm" svg:y="4.175cm">
          <text:p text:style-name="P2"><text:span text:style-name="T1">FC output layer</text:span></text:p>
          <draw:enhanced-geometry svg:viewBox="0 0 21600 21600" draw:glue-points="10800 0 0 10800 10800 21600 21600 10800 ?f40 ?f41" draw:text-areas="0 0 21600 21600" draw:type="rectangular-callout" draw:modifiers="13712.4868835257 -10562.2641509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8" xml:id="id31" draw:id="id31" draw:layer="layout" svg:width="2.857cm" svg:height="1.904cm" svg:x="14.97cm" svg:y="10.842cm">
          <text:p text:style-name="P5"><text:span text:style-name="T1">D</text:span><text:span text:style-name="T1">o </text:span><text:span text:style-name="T1">an</text:span><text:span text:style-name="T1">y </text:span><text:span text:style-name="T1">of </text:span><text:span text:style-name="T1">{y</text:span><text:span text:style-name="T1">1, </text:span><text:span text:style-name="T1">…</text:span><text:span text:style-name="T1">} </text:span></text:p>
          <text:p text:style-name="P5"><text:span text:style-name="T1">ex</text:span><text:span text:style-name="T1">ce</text:span><text:span text:style-name="T1">ed </text:span><text:span text:style-name="T1">T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curve" draw:line-skew="-0.239cm" svg:x1="18.144cm" svg:y1="6.555cm" svg:x2="16.398cm" svg:y2="10.842cm" draw:start-shape="id30" draw:start-glue-point="0" draw:end-shape="id31" draw:end-glue-point="4" svg:d="M18144 6555c0 2997-1746 854-1746 4287" svg:viewBox="0 0 1747 4288">
          <text:p/>
        </draw:connector>
        <draw:connector draw:style-name="gr24" draw:text-style-name="P1" draw:layer="layout" draw:type="curve" draw:line-skew="1.265cm" svg:x1="26.4cm" svg:y1="3.857cm" svg:x2="16.398cm" svg:y2="10.842cm" draw:start-shape="id32" draw:start-glue-point="8" draw:end-shape="id31" draw:end-glue-point="4" svg:d="M26400 3857c0 7123-10002 3631-10002 6985" svg:viewBox="0 0 10003 6986">
          <text:p/>
        </draw:connector>
        <draw:custom-shape draw:style-name="gr25" draw:text-style-name="P6" draw:layer="layout" svg:width="0.952cm" svg:height="0.635cm" svg:x="17.828cm" svg:y="11.476cm">
          <text:p text:style-name="P5"><text:span text:style-name="T1">ye</text:span><text:span text:style-name="T1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6" draw:layer="layout" svg:width="0.952cm" svg:height="0.635cm" svg:x="14.017cm" svg:y="11.476cm">
          <text:p text:style-name="P5"><text:span text:style-name="T1">n</text:span><text:span text:style-name="T1">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4" draw:layer="layout" svg:width="4.127cm" svg:height="0.952cm" svg:x="14.97cm" svg:y="13.381cm">
          <text:p text:style-name="P2"><text:span text:style-name="T1">W</text:span><text:span text:style-name="T1">e’r</text:span><text:span text:style-name="T1">e </text:span><text:span text:style-name="T1">do</text:span><text:span text:style-name="T1">ne!</text:span><text:span text:style-name="T1"><text:line-break/></text:span><text:span text:style-name="T1">Th</text:span><text:span text:style-name="T1">e </text:span><text:span text:style-name="T1">fin</text:span><text:span text:style-name="T1">al </text:span><text:span text:style-name="T1">out</text:span><text:span text:style-name="T1">put </text:span><text:span text:style-name="T1">Y </text:span><text:span text:style-name="T1">= </text:span><text:span text:style-name="T1">sof</text:span><text:span text:style-name="T1">tm</text:span><text:span text:style-name="T1">ax </text:span><text:span text:style-name="T1">of </text:span><text:span text:style-name="T1">{y</text:span><text:span text:style-name="T1">1, .</text:span><text:span text:style-name="T1">..}</text:span></text:p>
          <draw:enhanced-geometry svg:viewBox="0 0 21600 21600" draw:glue-points="10800 0 0 10800 10800 21600 21600 10800 ?f40 ?f41" draw:text-areas="0 0 21600 21600" draw:type="rectangular-callout" draw:modifiers="17508.1395348837 -29260.8604407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4" xml:id="id65" draw:id="id65" draw:layer="layout" svg:width="4.127cm" svg:height="0.952cm" svg:x="9.89cm" svg:y="13.381cm">
          <text:p text:style-name="P2"><text:span text:style-name="T1">T</text:span><text:span text:style-name="T1">h</text:span><text:span text:style-name="T1">e </text:span><text:span text:style-name="T1">n</text:span><text:span text:style-name="T1">ei</text:span><text:span text:style-name="T1">g</text:span><text:span text:style-name="T1">h</text:span><text:span text:style-name="T1">b</text:span><text:span text:style-name="T1">or</text:span><text:span text:style-name="T1">h</text:span><text:span text:style-name="T1">o</text:span><text:span text:style-name="T1">o</text:span><text:span text:style-name="T1">d </text:span><text:span text:style-name="T1">of </text:span><text:span text:style-name="T1">th</text:span><text:span text:style-name="T1">e</text:span></text:p>
          <text:p text:style-name="P2"><text:span text:style-name="T1"><text:s/></text:span><text:span text:style-name="T1">si</text:span><text:span text:style-name="T1">z</text:span><text:span text:style-name="T1">e-</text:span><text:span text:style-name="T1">N </text:span><text:span text:style-name="T1">n</text:span><text:span text:style-name="T1">a</text:span><text:span text:style-name="T1">vi</text:span><text:span text:style-name="T1">g</text:span><text:span text:style-name="T1">at</text:span><text:span text:style-name="T1">io</text:span><text:span text:style-name="T1">n </text:span><text:span text:style-name="T1">s</text:span><text:span text:style-name="T1">et</text:span></text:p>
          <text:p text:style-name="P2"><text:span text:style-name="T1"><text:s/></text:span><text:span text:style-name="T1">is </text:span><text:span text:style-name="T1">th</text:span><text:span text:style-name="T1">e </text:span><text:span text:style-name="T1">in</text:span><text:span text:style-name="T1">p</text:span><text:span text:style-name="T1">ut </text:span><text:span text:style-name="T1">to </text:span><text:span text:style-name="T1">th</text:span><text:span text:style-name="T1">e </text:span><text:span text:style-name="T1">n</text:span><text:span text:style-name="T1">e</text:span><text:span text:style-name="T1">xt </text:span><text:span text:style-name="T1">it</text:span><text:span text:style-name="T1">er</text:span><text:span text:style-name="T1">at</text:span><text:span text:style-name="T1">io</text:span><text:span text:style-name="T1">n.</text:span></text:p>
          <draw:enhanced-geometry svg:viewBox="0 0 21600 21600" draw:glue-points="10800 0 0 10800 10800 21600 21600 10800 ?f40 ?f41" draw:text-areas="0 0 21600 21600" draw:type="rectangular-callout" draw:modifiers="24017.4418604651 -28920.88142707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0.318cm" svg:height="0.318cm" svg:x="3.54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36" draw:id="id36" draw:layer="layout" svg:width="0.318cm" svg:height="0.318cm" svg:x="2.588cm" svg:y="17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34" draw:id="id34" draw:layer="layout" svg:width="0.318cm" svg:height="0.318cm" svg:x="2.588cm" svg:y="1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35" draw:id="id35" draw:layer="layout" svg:width="0.318cm" svg:height="0.318cm" svg:x="1.635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9" draw:id="id39" draw:layer="layout" svg:width="0.318cm" svg:height="0.318cm" svg:x="3.541cm" svg:y="1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8" draw:id="id38" draw:layer="layout" svg:width="0.318cm" svg:height="0.318cm" svg:x="3.54cm" svg:y="1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37" draw:id="id37" draw:layer="layout" svg:width="0.318cm" svg:height="0.318cm" svg:x="1.635cm" svg:y="18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3" draw:id="id33" draw:layer="layout" svg:width="0.318cm" svg:height="0.318cm" svg:x="1.635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907cm" svg:y1="16.196cm" svg:x2="2.634cm" svg:y2="16.605cm" draw:start-shape="id33" draw:start-glue-point="9" draw:end-shape="id34" draw:end-glue-point="5" svg:d="M1907 16196l727 409" svg:viewBox="0 0 728 410">
          <text:p/>
        </draw:connector>
        <draw:connector draw:style-name="gr4" draw:text-style-name="P1" draw:layer="layout" draw:type="line" svg:x1="1.907cm" svg:y1="17.24cm" svg:x2="2.634cm" svg:y2="16.831cm" draw:start-shape="id35" draw:start-glue-point="11" draw:end-shape="id34" draw:end-glue-point="7" svg:d="M1907 17240l727-409" svg:viewBox="0 0 728 410">
          <text:p/>
        </draw:connector>
        <draw:connector draw:style-name="gr4" draw:text-style-name="P1" draw:layer="layout" draw:type="line" svg:x1="1.907cm" svg:y1="17.466cm" svg:x2="2.634cm" svg:y2="17.874cm" draw:start-shape="id35" draw:start-glue-point="9" draw:end-shape="id36" draw:end-glue-point="5" svg:d="M1907 17466l727 408" svg:viewBox="0 0 728 409">
          <text:p/>
        </draw:connector>
        <draw:connector draw:style-name="gr4" draw:text-style-name="P1" draw:layer="layout" draw:type="line" svg:x1="2.747cm" svg:y1="17.828cm" svg:x2="2.747cm" svg:y2="16.877cm" draw:start-shape="id36" draw:start-glue-point="4" draw:end-shape="id34" draw:end-glue-point="8" svg:d="M2747 17828v-951" svg:viewBox="0 0 1 952">
          <text:p/>
        </draw:connector>
        <draw:connector draw:style-name="gr4" draw:text-style-name="P1" draw:layer="layout" draw:type="line" svg:x1="1.907cm" svg:y1="18.51cm" svg:x2="2.634cm" svg:y2="18.1cm" draw:start-shape="id37" draw:start-glue-point="11" draw:end-shape="id36" draw:end-glue-point="7" svg:d="M1907 18510l727-410" svg:viewBox="0 0 728 411">
          <text:p/>
        </draw:connector>
        <draw:connector draw:style-name="gr4" draw:text-style-name="P1" draw:layer="layout" draw:type="line" svg:x1="3.586cm" svg:y1="18.509cm" svg:x2="2.86cm" svg:y2="18.1cm" draw:start-shape="id38" draw:start-glue-point="5" draw:end-shape="id36" draw:end-glue-point="9" svg:d="M3586 18509l-726-409" svg:viewBox="0 0 727 410">
          <text:p/>
        </draw:connector>
        <draw:connector draw:style-name="gr4" draw:text-style-name="P1" draw:layer="layout" draw:type="line" svg:x1="3.587cm" svg:y1="16.197cm" svg:x2="2.86cm" svg:y2="16.605cm" draw:start-shape="id39" draw:start-glue-point="7" draw:end-shape="id34" draw:end-glue-point="11" svg:d="M3587 16197l-727 408" svg:viewBox="0 0 728 409">
          <text:p/>
        </draw:connector>
        <draw:custom-shape draw:style-name="gr3" draw:text-style-name="P1" draw:layer="layout" svg:width="0.318cm" svg:height="0.318cm" svg:x="8.62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0.318cm" svg:height="0.318cm" svg:x="7.668cm" svg:y="17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1" draw:id="id41" draw:layer="layout" svg:width="0.318cm" svg:height="0.318cm" svg:x="7.668cm" svg:y="1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2" draw:id="id42" draw:layer="layout" svg:width="0.318cm" svg:height="0.318cm" svg:x="6.715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6" draw:id="id46" draw:layer="layout" svg:width="0.318cm" svg:height="0.318cm" svg:x="8.621cm" svg:y="1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5" draw:id="id45" draw:layer="layout" svg:width="0.318cm" svg:height="0.318cm" svg:x="8.62cm" svg:y="1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4" draw:id="id44" draw:layer="layout" svg:width="0.318cm" svg:height="0.318cm" svg:x="6.715cm" svg:y="18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0" draw:id="id40" draw:layer="layout" svg:width="0.318cm" svg:height="0.318cm" svg:x="6.715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987cm" svg:y1="16.196cm" svg:x2="7.714cm" svg:y2="16.605cm" draw:start-shape="id40" draw:start-glue-point="9" draw:end-shape="id41" draw:end-glue-point="5" svg:d="M6987 16196l727 409" svg:viewBox="0 0 728 410">
          <text:p/>
        </draw:connector>
        <draw:connector draw:style-name="gr4" draw:text-style-name="P1" draw:layer="layout" draw:type="line" svg:x1="6.987cm" svg:y1="17.24cm" svg:x2="7.714cm" svg:y2="16.831cm" draw:start-shape="id42" draw:start-glue-point="11" draw:end-shape="id41" draw:end-glue-point="7" svg:d="M6987 17240l727-409" svg:viewBox="0 0 728 410">
          <text:p/>
        </draw:connector>
        <draw:connector draw:style-name="gr4" draw:text-style-name="P1" draw:layer="layout" draw:type="line" svg:x1="6.987cm" svg:y1="17.466cm" svg:x2="7.714cm" svg:y2="17.874cm" draw:start-shape="id42" draw:start-glue-point="9" draw:end-shape="id43" draw:end-glue-point="5" svg:d="M6987 17466l727 408" svg:viewBox="0 0 728 409">
          <text:p/>
        </draw:connector>
        <draw:connector draw:style-name="gr4" draw:text-style-name="P1" draw:layer="layout" draw:type="line" svg:x1="7.827cm" svg:y1="17.828cm" svg:x2="7.827cm" svg:y2="16.877cm" draw:start-shape="id43" draw:start-glue-point="4" draw:end-shape="id41" draw:end-glue-point="8" svg:d="M7827 17828v-951" svg:viewBox="0 0 1 952">
          <text:p/>
        </draw:connector>
        <draw:connector draw:style-name="gr4" draw:text-style-name="P1" draw:layer="layout" draw:type="line" svg:x1="6.987cm" svg:y1="18.51cm" svg:x2="7.714cm" svg:y2="18.1cm" draw:start-shape="id44" draw:start-glue-point="11" draw:end-shape="id43" draw:end-glue-point="7" svg:d="M6987 18510l727-410" svg:viewBox="0 0 728 411">
          <text:p/>
        </draw:connector>
        <draw:connector draw:style-name="gr4" draw:text-style-name="P1" draw:layer="layout" draw:type="line" svg:x1="8.666cm" svg:y1="18.509cm" svg:x2="7.94cm" svg:y2="18.1cm" draw:start-shape="id45" draw:start-glue-point="5" draw:end-shape="id43" draw:end-glue-point="9" svg:d="M8666 18509l-726-409" svg:viewBox="0 0 727 410">
          <text:p/>
        </draw:connector>
        <draw:connector draw:style-name="gr4" draw:text-style-name="P1" draw:layer="layout" draw:type="line" svg:x1="8.667cm" svg:y1="16.197cm" svg:x2="7.94cm" svg:y2="16.605cm" draw:start-shape="id46" draw:start-glue-point="7" draw:end-shape="id41" draw:end-glue-point="11" svg:d="M8667 16197l-727 408" svg:viewBox="0 0 728 409">
          <text:p/>
        </draw:connector>
        <draw:custom-shape draw:style-name="gr27" draw:text-style-name="P1" draw:layer="layout" svg:width="0.635cm" svg:height="2.857cm" svg:x="4.492cm" svg:y="15.924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35cm" svg:height="2.857cm" svg:x="5.127cm" svg:y="15.924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35cm" svg:height="2.857cm" svg:x="5.762cm" svg:y="15.924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35cm" svg:height="2.857cm" svg:x="9.572cm" svg:y="15.924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35cm" svg:height="2.857cm" svg:x="10.207cm" svg:y="15.924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35cm" svg:height="2.857cm" svg:x="10.842cm" svg:y="15.924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318cm" svg:height="0.318cm" svg:x="13.7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0" draw:id="id50" draw:layer="layout" svg:width="0.318cm" svg:height="0.318cm" svg:x="12.748cm" svg:y="17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8" draw:id="id48" draw:layer="layout" svg:width="0.318cm" svg:height="0.318cm" svg:x="12.748cm" svg:y="1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9" draw:id="id49" draw:layer="layout" svg:width="0.318cm" svg:height="0.318cm" svg:x="11.795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3" draw:id="id53" draw:layer="layout" svg:width="0.318cm" svg:height="0.318cm" svg:x="13.701cm" svg:y="15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2" draw:id="id52" draw:layer="layout" svg:width="0.318cm" svg:height="0.318cm" svg:x="13.7cm" svg:y="1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1" draw:id="id51" draw:layer="layout" svg:width="0.318cm" svg:height="0.318cm" svg:x="11.795cm" svg:y="18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7" draw:id="id47" draw:layer="layout" svg:width="0.318cm" svg:height="0.318cm" svg:x="11.795cm" svg:y="15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7cm" svg:y1="16.196cm" svg:x2="12.794cm" svg:y2="16.605cm" draw:start-shape="id47" draw:start-glue-point="9" draw:end-shape="id48" draw:end-glue-point="5" svg:d="M12067 16196l727 409" svg:viewBox="0 0 728 410">
          <text:p/>
        </draw:connector>
        <draw:connector draw:style-name="gr4" draw:text-style-name="P1" draw:layer="layout" draw:type="line" svg:x1="12.067cm" svg:y1="17.24cm" svg:x2="12.794cm" svg:y2="16.831cm" draw:start-shape="id49" draw:start-glue-point="11" draw:end-shape="id48" draw:end-glue-point="7" svg:d="M12067 17240l727-409" svg:viewBox="0 0 728 410">
          <text:p/>
        </draw:connector>
        <draw:connector draw:style-name="gr4" draw:text-style-name="P1" draw:layer="layout" draw:type="line" svg:x1="12.067cm" svg:y1="17.466cm" svg:x2="12.794cm" svg:y2="17.874cm" draw:start-shape="id49" draw:start-glue-point="9" draw:end-shape="id50" draw:end-glue-point="5" svg:d="M12067 17466l727 408" svg:viewBox="0 0 728 409">
          <text:p/>
        </draw:connector>
        <draw:connector draw:style-name="gr4" draw:text-style-name="P1" draw:layer="layout" draw:type="line" svg:x1="12.907cm" svg:y1="17.828cm" svg:x2="12.907cm" svg:y2="16.877cm" draw:start-shape="id50" draw:start-glue-point="4" draw:end-shape="id48" draw:end-glue-point="8" svg:d="M12907 17828v-951" svg:viewBox="0 0 1 952">
          <text:p/>
        </draw:connector>
        <draw:connector draw:style-name="gr4" draw:text-style-name="P1" draw:layer="layout" draw:type="line" svg:x1="12.067cm" svg:y1="18.51cm" svg:x2="12.794cm" svg:y2="18.1cm" draw:start-shape="id51" draw:start-glue-point="11" draw:end-shape="id50" draw:end-glue-point="7" svg:d="M12067 18510l727-410" svg:viewBox="0 0 728 411">
          <text:p/>
        </draw:connector>
        <draw:connector draw:style-name="gr4" draw:text-style-name="P1" draw:layer="layout" draw:type="line" svg:x1="13.746cm" svg:y1="18.509cm" svg:x2="13.02cm" svg:y2="18.1cm" draw:start-shape="id52" draw:start-glue-point="5" draw:end-shape="id50" draw:end-glue-point="9" svg:d="M13746 18509l-726-409" svg:viewBox="0 0 727 410">
          <text:p/>
        </draw:connector>
        <draw:connector draw:style-name="gr4" draw:text-style-name="P1" draw:layer="layout" draw:type="line" svg:x1="13.747cm" svg:y1="16.197cm" svg:x2="13.02cm" svg:y2="16.605cm" draw:start-shape="id53" draw:start-glue-point="7" draw:end-shape="id48" draw:end-glue-point="11" svg:d="M13747 16197l-727 408" svg:viewBox="0 0 728 409">
          <text:p/>
        </draw:connector>
        <draw:custom-shape draw:style-name="gr28" draw:text-style-name="P6" draw:layer="layout" svg:width="3.81cm" svg:height="1.373cm" draw:transform="rotate (0.169995069144248) translate (13.765cm 16.221cm)">
          <text:p text:style-name="P5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6" draw:layer="layout" svg:width="3.81cm" svg:height="0.953cm" draw:transform="rotate (-0.213104701668507) translate (13.902cm 17.362cm)">
          <text:p text:style-name="P5"><text:span text:style-name="T1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xml:id="id56" draw:id="id56" draw:layer="layout" svg:width="0.318cm" svg:height="0.318cm" svg:x="18.145cm" svg:y="19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5" draw:id="id55" draw:layer="layout" svg:width="0.318cm" svg:height="0.318cm" svg:x="18.145cm" svg:y="18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4" draw:id="id54" draw:layer="layout" svg:width="0.318cm" svg:height="0.318cm" svg:x="17.192cm" svg:y="19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7" draw:id="id57" draw:layer="layout" svg:width="0.318cm" svg:height="0.318cm" svg:x="19.414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464cm" svg:y1="19.144cm" svg:x2="18.191cm" svg:y2="18.735cm" draw:start-shape="id54" draw:start-glue-point="11" draw:end-shape="id55" draw:end-glue-point="7" svg:d="M17464 19144l727-409" svg:viewBox="0 0 728 410">
          <text:p/>
        </draw:connector>
        <draw:connector draw:style-name="gr4" draw:text-style-name="P1" draw:layer="layout" draw:type="line" svg:x1="17.464cm" svg:y1="19.37cm" svg:x2="18.191cm" svg:y2="19.778cm" draw:start-shape="id54" draw:start-glue-point="9" draw:end-shape="id56" draw:end-glue-point="5" svg:d="M17464 19370l727 408" svg:viewBox="0 0 728 409">
          <text:p/>
        </draw:connector>
        <draw:connector draw:style-name="gr4" draw:text-style-name="P1" xml:id="id62" draw:id="id62" draw:layer="layout" draw:type="line" svg:x1="18.304cm" svg:y1="19.732cm" svg:x2="18.304cm" svg:y2="18.781cm" draw:start-shape="id56" draw:start-glue-point="4" draw:end-shape="id55" draw:end-glue-point="8" svg:d="M18304 19732v-951" svg:viewBox="0 0 1 952">
          <text:p/>
        </draw:connector>
        <draw:connector draw:style-name="gr4" draw:text-style-name="P1" draw:layer="layout" draw:type="line" svg:x1="19.46cm" svg:y1="19.687cm" svg:x2="18.463cm" svg:y2="19.891cm" draw:start-shape="id57" draw:start-glue-point="7" draw:end-shape="id56" draw:end-glue-point="10" svg:d="M19460 19687l-997 204" svg:viewBox="0 0 998 205">
          <text:p/>
        </draw:connector>
        <draw:custom-shape draw:style-name="gr3" draw:text-style-name="P1" xml:id="id60" draw:id="id60" draw:layer="layout" svg:width="0.318cm" svg:height="0.318cm" svg:x="18.779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9" draw:id="id59" draw:layer="layout" svg:width="0.318cm" svg:height="0.318cm" svg:x="18.779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8" draw:id="id58" draw:layer="layout" svg:width="0.318cm" svg:height="0.318cm" svg:x="17.826cm" svg:y="16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1" draw:id="id61" draw:layer="layout" svg:width="0.318cm" svg:height="0.318cm" svg:x="19.415cm" svg:y="15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098cm" svg:y1="16.287cm" svg:x2="18.825cm" svg:y2="15.878cm" draw:start-shape="id58" draw:start-glue-point="11" draw:end-shape="id59" draw:end-glue-point="7" svg:d="M18098 16287l727-409" svg:viewBox="0 0 728 410">
          <text:p/>
        </draw:connector>
        <draw:connector draw:style-name="gr4" draw:text-style-name="P1" draw:layer="layout" draw:type="line" svg:x1="18.098cm" svg:y1="16.513cm" svg:x2="18.825cm" svg:y2="16.921cm" draw:start-shape="id58" draw:start-glue-point="9" draw:end-shape="id60" draw:end-glue-point="5" svg:d="M18098 16513l727 408" svg:viewBox="0 0 728 409">
          <text:p/>
        </draw:connector>
        <draw:connector draw:style-name="gr4" draw:text-style-name="P1" draw:layer="layout" draw:type="line" svg:x1="18.938cm" svg:y1="16.875cm" svg:x2="18.938cm" svg:y2="15.924cm" draw:start-shape="id60" draw:start-glue-point="4" draw:end-shape="id59" draw:end-glue-point="8" svg:d="M18938 16875v-951" svg:viewBox="0 0 1 952">
          <text:p/>
        </draw:connector>
        <draw:connector draw:style-name="gr4" draw:text-style-name="P1" draw:layer="layout" draw:type="line" svg:x1="19.461cm" svg:y1="15.968cm" svg:x2="19.097cm" svg:y2="15.765cm" draw:start-shape="id61" draw:start-glue-point="5" draw:end-shape="id59" draw:end-glue-point="10" svg:d="M19461 15968l-364-203" svg:viewBox="0 0 365 204">
          <text:p/>
        </draw:connector>
        <draw:custom-shape draw:style-name="gr30" draw:text-style-name="P6" draw:layer="layout" svg:width="0.635cm" svg:height="0.635cm" svg:x="25.765cm" svg:y="14.971cm">
          <text:p text:style-name="P5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635cm" svg:height="0.635cm" svg:x="25.765cm" svg:y="15.606cm">
          <text:p text:style-name="P5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draw:layer="layout" svg:width="0.635cm" svg:height="0.635cm" svg:x="25.765cm" svg:y="16.241cm">
          <text:p text:style-name="P5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64" draw:id="id64" draw:layer="layout" svg:width="0.635cm" svg:height="0.635cm" svg:x="25.765cm" svg:y="16.876cm">
          <text:p text:style-name="P5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xml:id="id63" draw:id="id63" draw:layer="layout" svg:width="1.587cm" svg:height="0.952cm" svg:x="21.955cm" svg:y="19.415cm">
          <text:p text:style-name="P5"><text:span text:style-name="T1">..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curve" draw:line-skew="0.722cm" svg:x1="18.304cm" svg:y1="19.256cm" svg:x2="22.749cm" svg:y2="19.415cm" draw:start-shape="id62" draw:start-glue-point="0" draw:end-shape="id63" draw:end-glue-point="4" svg:d="M18304 19256c0-393 4445-472 4445 159" svg:viewBox="0 0 4446 465">
          <text:p/>
        </draw:connector>
        <draw:connector draw:style-name="gr24" draw:text-style-name="P1" draw:layer="layout" draw:type="curve" draw:line-skew="-0.323cm" svg:x1="26.083cm" svg:y1="17.511cm" svg:x2="22.749cm" svg:y2="19.415cm" draw:start-shape="id64" draw:start-glue-point="8" draw:end-shape="id63" draw:end-glue-point="4" svg:d="M26083 17511c0 943-3334-8-3334 1904" svg:viewBox="0 0 3335 1905">
          <text:p/>
        </draw:connector>
        <draw:custom-shape draw:style-name="gr32" draw:text-style-name="P1" draw:layer="layout" svg:width="0.635cm" svg:height="2.223cm" svg:x="20.048cm" svg:y="14.97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" draw:layer="layout" svg:width="0.635cm" svg:height="2.223cm" svg:x="20.683cm" svg:y="14.97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" draw:layer="layout" svg:width="0.635cm" svg:height="2.223cm" svg:x="21.318cm" svg:y="14.97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" draw:layer="layout" svg:width="0.635cm" svg:height="2.223cm" svg:x="21.953cm" svg:y="14.97cm">
          <text:p/>
          <draw:enhanced-geometry svg:viewBox="0 0 21600 21600" draw:glue-points="21600 0 0 10800 21600 21600" draw:text-areas="13800 ?f9 21600 ?f10" draw:mirror-horizontal="true" draw:type="left-brace" draw:modifiers="3703.28901329601 8275.717284814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" draw:layer="layout" svg:width="0.635cm" svg:height="2.223cm" svg:x="22.588cm" svg:y="14.97cm">
          <text:p/>
          <draw:enhanced-geometry svg:viewBox="0 0 21600 21600" draw:glue-points="21600 0 0 10800 21600 21600" draw:text-areas="13800 ?f9 21600 ?f10" draw:mirror-horizontal="true" draw:type="left-brace" draw:modifiers="3703.28901329601 13422.5332400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" draw:layer="layout" svg:width="0.635cm" svg:height="2.223cm" svg:x="23.223cm" svg:y="14.97cm">
          <text:p/>
          <draw:enhanced-geometry svg:viewBox="0 0 21600 21600" draw:glue-points="21600 0 0 10800 21600 21600" draw:text-areas="13800 ?f9 21600 ?f10" draw:mirror-horizontal="true" draw:type="left-brace" draw:modifiers="3703.28901329601 10777.326801959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3" draw:text-style-name="P1" draw:layer="layout" svg:width="1.27cm" svg:height="2.54cm" svg:x="24.177cm" svg:y="14.97cm">
          <text:p/>
          <draw:enhanced-geometry svg:viewBox="0 0 21600 21600" draw:glue-points="21600 0 0 10800 21600 21600" draw:text-areas="13800 ?f9 21600 ?f10" draw:mirror-horizontal="true" draw:type="left-brace" draw:modifiers="1173.08146399056 3417.237308146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3" draw:text-style-name="P1" draw:layer="layout" svg:width="1.27cm" svg:height="2.54cm" svg:x="24.177cm" svg:y="14.971cm">
          <text:p/>
          <draw:enhanced-geometry svg:viewBox="0 0 21600 21600" draw:glue-points="21600 0 0 10800 21600 21600" draw:text-areas="13800 ?f9 21600 ?f10" draw:mirror-horizontal="true" draw:type="left-brace" draw:modifiers="1173.08146399056 7684.533648170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3" draw:text-style-name="P1" draw:layer="layout" svg:width="1.27cm" svg:height="2.54cm" svg:x="24.177cm" svg:y="14.973cm">
          <text:p/>
          <draw:enhanced-geometry svg:viewBox="0 0 21600 21600" draw:glue-points="21600 0 0 10800 21600 21600" draw:text-areas="13800 ?f9 21600 ?f10" draw:mirror-horizontal="true" draw:type="left-brace" draw:modifiers="1173.08146399056 17791.73553719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3" draw:text-style-name="P1" draw:layer="layout" svg:width="1.27cm" svg:height="2.54cm" svg:x="24.177cm" svg:y="14.972cm">
          <text:p/>
          <draw:enhanced-geometry svg:viewBox="0 0 21600 21600" draw:glue-points="21600 0 0 10800 21600 21600" draw:text-areas="13800 ?f9 21600 ?f10" draw:mirror-horizontal="true" draw:type="left-brace" draw:modifiers="1173.08146399056 12963.400236127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4" draw:text-style-name="P1" draw:layer="layout" draw:type="curve" svg:x1="9.89cm" svg:y1="13.857cm" svg:x2="2.747cm" svg:y2="16.559cm" draw:start-shape="id65" draw:start-glue-point="5" draw:end-shape="id34" draw:end-glue-point="4" svg:d="M9890 13857c-4762 0-7143 900-7143 2702" svg:viewBox="0 0 7144 2703">
          <text:p/>
        </draw:connector>
        <draw:custom-shape draw:style-name="gr34" draw:text-style-name="P4" draw:layer="layout" svg:width="3.493cm" svg:height="1.905cm" svg:x="11.477cm" svg:y="7.985cm">
          <text:p text:style-name="P2"><text:span text:style-name="T1">How do we train </text:span></text:p>
          <text:p text:style-name="P2"><text:span text:style-name="T1"><text:s text:c="2"/></text:span><text:span text:style-name="T1">navigation_priority,</text:span></text:p>
          <text:p text:style-name="P2"><text:span text:style-name="T1"><text:s text:c="2"/></text:span><text:span text:style-name="T1">classifier_priority,</text:span></text:p>
          <text:p text:style-name="P3"><text:span text:style-name="T1"><text:s text:c="2"/></text:span><text:span text:style-name="T1">classifier_ordering <text:s/>?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9977.79049799656 -6448.26862539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9T09:09:04.532817952</meta:creation-date>
    <dc:date>2021-03-09T10:41:44.671901364</dc:date>
    <meta:editing-duration>PT7M17S</meta:editing-duration>
    <meta:editing-cycles>1</meta:editing-cycles>
    <meta:document-statistic meta:object-count="196"/>
    <meta:generator>LibreOffice/7.0.3.1$Linux_X86_64 LibreOffice_project/00$Build-1</meta:generator>
  </office:meta>
</office:document-meta>
</file>